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ru" fo:country="RU" fo:font-weight="bold" officeooo:rsid="000171c1" officeooo:paragraph-rsid="000171c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ru" fo:country="RU" fo:font-weight="bold" officeooo:rsid="000171c1" officeooo:paragraph-rsid="0002d78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ru" fo:country="RU" fo:font-weight="normal" officeooo:rsid="000171c1" officeooo:paragraph-rsid="000171c1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ru" fo:country="RU" fo:font-weight="normal" officeooo:rsid="000171c1" officeooo:paragraph-rsid="0002d78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ru" fo:country="RU" fo:font-weight="normal" officeooo:rsid="00026871" officeooo:paragraph-rsid="0002687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ru" fo:country="RU" fo:font-weight="normal" officeooo:rsid="00026871" officeooo:paragraph-rsid="0002d78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ru" fo:country="RU" fo:font-weight="normal" officeooo:rsid="0002d788" officeooo:paragraph-rsid="0002d788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language="ru" fo:country="RU" fo:font-weight="bold" officeooo:rsid="000171c1" officeooo:paragraph-rsid="000171c1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language="ru" fo:country="RU" fo:font-weight="normal" officeooo:rsid="000171c1" officeooo:paragraph-rsid="000171c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ru" fo:country="RU" fo:font-weight="normal" officeooo:rsid="00026871" officeooo:paragraph-rsid="0002687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ru" fo:country="RU" fo:font-weight="normal" officeooo:rsid="00026871" officeooo:paragraph-rsid="0002d788" style:font-weight-asian="normal" style:font-weight-complex="normal"/>
    </style:style>
    <style:style style:name="T1" style:family="text">
      <style:text-properties fo:language="ru" fo:country="RU" officeooo:rsid="00002656"/>
    </style:style>
    <style:style style:name="T2" style:family="text">
      <style:text-properties fo:language="ru" fo:country="RU" officeooo:rsid="000171c1"/>
    </style:style>
    <style:style style:name="T3" style:family="text">
      <style:text-properties fo:language="en" fo:country="US" officeooo:rsid="000171c1"/>
    </style:style>
    <style:style style:name="T4" style:family="text">
      <style:text-properties officeooo:rsid="00026871"/>
    </style:style>
    <style:style style:name="T5" style:family="text">
      <style:text-properties officeooo:rsid="0002d7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П</text:span><text:span text:style-name="T1">лан </text:span><text:span text:style-name="T3">II </text:span></text:p>
      <text:p text:style-name="P2">Графика 3 в Ряд: Река цветов</text:p>
      <text:p text:style-name="P2"/>
      <text:p text:style-name="P2"/>
      <text:p text:style-name="P2">Этап 1 — Экспозиции</text:p>
      <text:p text:style-name="P2"/>
      <text:p text:style-name="P4"><text:tab/>1 — Рисуем 1 карту экспозицию</text:p>
      <text:p text:style-name="P4"/>
      <text:p text:style-name="P4"><text:tab/>2 — Рисуем 2 карту экспозицию</text:p>
      <text:p text:style-name="P4"/>
      <text:p text:style-name="P4"><text:tab/>3 — Рисуем 3 карту экспозицию</text:p>
      <text:p text:style-name="P4"/>
      <text:p text:style-name="P4"/>
      <text:p text:style-name="P2">Этап 2 — Первая карта</text:p>
      <text:p text:style-name="P4"/>
      <text:p text:style-name="P4"><text:tab/>1 — Рисуем Реку </text:p>
      <text:p text:style-name="P4"/>
      <text:p text:style-name="P8"><text:tab/>2 — Рисуем Траву</text:p>
      <text:p text:style-name="P8"/>
      <text:p text:style-name="P4"><text:tab/><text:span text:style-name="T5">3</text:span> — Рисуем <text:span text:style-name="T4">Камни</text:span></text:p>
      <text:p text:style-name="P4"/>
      <text:p text:style-name="P6"><text:tab/><text:span text:style-name="T5">4</text:span> — Рисуем Цветы</text:p>
      <text:p text:style-name="P6"/>
      <text:p text:style-name="P6"><text:tab/><text:span text:style-name="T5">5</text:span> — Рисуем Деревья</text:p>
      <text:p text:style-name="P6"/>
      <text:p text:style-name="P6"><text:tab/><text:span text:style-name="T5">6 — Рисуем Путь</text:span></text:p>
      <text:p text:style-name="P6"/>
      <text:p text:style-name="P3">Этап <text:span text:style-name="T5">3</text:span> — <text:span text:style-name="T5">Вторая</text:span> карта</text:p>
      <text:p text:style-name="P5"/>
      <text:p text:style-name="P5"><text:tab/>1 — Рисуем Реку </text:p>
      <text:p text:style-name="P5"/>
      <text:p text:style-name="P8"><text:tab/>2 — Рисуем Траву</text:p>
      <text:p text:style-name="P8"/>
      <text:p text:style-name="P5"><text:tab/><text:span text:style-name="T5">3</text:span> — Рисуем <text:span text:style-name="T4">Камни</text:span></text:p>
      <text:p text:style-name="P5"/>
      <text:p text:style-name="P7"><text:tab/><text:span text:style-name="T5">4</text:span> — Рисуем Цветы</text:p>
      <text:p text:style-name="P7"/>
      <text:p text:style-name="P7"><text:tab/><text:span text:style-name="T5">5</text:span> — Рисуем Деревья</text:p>
      <text:p text:style-name="P7"/>
      <text:p text:style-name="P7"><text:tab/><text:span text:style-name="T5">6 — Рисуем Путь</text:span></text:p>
      <text:p text:style-name="P7"/>
      <text:p text:style-name="P3">Этап <text:span text:style-name="T5">4</text:span> — <text:span text:style-name="T5">Третья</text:span> карта</text:p>
      <text:p text:style-name="P5"/>
      <text:p text:style-name="P5"><text:tab/>1 — Рисуем Реку </text:p>
      <text:p text:style-name="P5"/>
      <text:p text:style-name="P8"><text:tab/>2 — Рисуем Траву</text:p>
      <text:p text:style-name="P8"/>
      <text:p text:style-name="P5"><text:tab/><text:span text:style-name="T5">3</text:span> — Рисуем <text:span text:style-name="T4">Камни</text:span></text:p>
      <text:p text:style-name="P5"/>
      <text:p text:style-name="P7"><text:soft-page-break/><text:tab/><text:span text:style-name="T5">4</text:span> — Рисуем Цветы</text:p>
      <text:p text:style-name="P7"/>
      <text:p text:style-name="P7"><text:tab/><text:span text:style-name="T5">5</text:span> — Рисуем Деревья</text:p>
      <text:p text:style-name="P7"/>
      <text:p text:style-name="P7"><text:tab/><text:span text:style-name="T5">6 — Рисуем Путь</text:span></text:p>
      <text:p text:style-name="P7"><text:tab/></text:p>
      <text:p text:style-name="P7"><text:tab/></text:p>
      <text:p text:style-name="P7"><text:tab/></text:p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 LibreOffice_project/60bfb1526849283ce2491346ed2aa51c465abfe6</meta:generator>
    <dc:date>2019-07-03T21:11:18.375000000</dc:date>
    <meta:editing-duration>PT32M20S</meta:editing-duration>
    <meta:editing-cycles>3</meta:editing-cycles>
    <meta:document-statistic meta:table-count="0" meta:image-count="0" meta:object-count="0" meta:page-count="2" meta:paragraph-count="31" meta:word-count="92" meta:character-count="521" meta:non-whitespace-character-count="402"/>
  </office:meta>
</office:document-meta>
</file>